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fit-to-size="true" style:protect="position"/>
    </style:style>
    <style:style style:name="gr2" style:family="graphic" style:parent-style-name="standard">
      <style:graphic-properties draw:stroke="solid" svg:stroke-width="0.1cm" svg:stroke-color="#000000" draw:fill="gradient" draw:fill-color="#106802" draw:fill-gradient-name="Gradient_20_28" draw:textarea-horizontal-align="center" draw:textarea-vertical-align="middle" draw:fit-to-size="true" fo:padding-top="0.175cm" fo:padding-bottom="0.175cm" fo:padding-left="0.3cm" fo:padding-right="0.3cm" draw:shadow="hidden" draw:shadow-offset-x="0.25cm" draw:shadow-offset-y="-0.25cm" draw:shadow-color="#106802" draw:shadow-opacity="70%" style:protect="position"/>
    </style:style>
    <style:style style:name="gr3" style:family="graphic" style:parent-style-name="standard">
      <style:graphic-properties draw:stroke="solid" svg:stroke-width="0.1cm" svg:stroke-color="#000000" draw:fill="gradient" draw:fill-color="#18a303" draw:fill-gradient-name="Gradient_20_29" draw:textarea-horizontal-align="center" draw:textarea-vertical-align="middle" draw:fit-to-size="true" fo:padding-top="0.175cm" fo:padding-bottom="0.175cm" fo:padding-left="0.3cm" fo:padding-right="0.3cm" draw:shadow="hidden" draw:shadow-offset-x="0.25cm" draw:shadow-offset-y="-0.25cm" draw:shadow-color="#18a303" draw:shadow-opacity="70%" style:protect="position"/>
    </style:style>
    <style:style style:name="gr4" style:family="graphic" style:parent-style-name="standard">
      <style:graphic-properties draw:stroke="none" svg:stroke-width="0.1cm" svg:stroke-color="#000000" draw:marker-start="" draw:marker-start-width="0.4cm" draw:marker-end="" draw:marker-end-width="0.4cm" draw:textarea-horizontal-align="center" draw:textarea-vertical-align="middle" draw:fit-to-size="true" style:protect="position"/>
    </style:style>
    <style:style style:name="gr5" style:family="graphic" style:parent-style-name="standard">
      <style:graphic-properties draw:stroke="solid" svg:stroke-width="0.1cm" svg:stroke-color="#000000" draw:fill="gradient" draw:fill-color="#18a303" draw:fill-gradient-name="Gradient_20_30" draw:textarea-horizontal-align="center" draw:textarea-vertical-align="middle" draw:fit-to-size="true" fo:padding-top="0.175cm" fo:padding-bottom="0.175cm" fo:padding-left="0.3cm" fo:padding-right="0.3cm" draw:shadow="hidden" draw:shadow-offset-x="0.25cm" draw:shadow-offset-y="-0.25cm" draw:shadow-color="#18a303" draw:shadow-opacity="70%" style:protect="position"/>
    </style:style>
    <style:style style:name="gr6" style:family="graphic" style:parent-style-name="standard">
      <style:graphic-properties draw:stroke="solid" svg:stroke-width="0.1cm" svg:stroke-color="#000000" draw:fill="gradient" draw:fill-color="#43c330" draw:fill-gradient-name="Gradient_20_31" draw:textarea-horizontal-align="center" draw:textarea-vertical-align="middle" draw:fit-to-size="true" fo:padding-top="0.175cm" fo:padding-bottom="0.175cm" fo:padding-left="0.3cm" fo:padding-right="0.3cm" draw:shadow="hidden" draw:shadow-offset-x="0.25cm" draw:shadow-offset-y="-0.25cm" draw:shadow-color="#43c330" draw:shadow-opacity="70%" style:protect="position"/>
    </style:style>
    <style:style style:name="gr7" style:family="graphic" style:parent-style-name="standard">
      <style:graphic-properties draw:stroke="solid" svg:stroke-width="0.1cm" svg:stroke-color="#000000" draw:fill="gradient" draw:fill-color="#43c330" draw:fill-gradient-name="Gradient_20_32" draw:textarea-horizontal-align="center" draw:textarea-vertical-align="middle" draw:fit-to-size="true" fo:padding-top="0.175cm" fo:padding-bottom="0.175cm" fo:padding-left="0.3cm" fo:padding-right="0.3cm" draw:shadow="hidden" draw:shadow-offset-x="0.25cm" draw:shadow-offset-y="-0.25cm" draw:shadow-color="#43c330" draw:shadow-opacity="70%" style:protect="position"/>
    </style:style>
    <style:style style:name="gr8" style:family="graphic" style:parent-style-name="standard">
      <style:graphic-properties draw:stroke="solid" svg:stroke-width="0.1cm" svg:stroke-color="#000000" draw:fill="gradient" draw:fill-color="#43c330" draw:fill-gradient-name="Gradient_20_33" draw:textarea-horizontal-align="center" draw:textarea-vertical-align="middle" draw:fit-to-size="true" fo:padding-top="0.175cm" fo:padding-bottom="0.175cm" fo:padding-left="0.3cm" fo:padding-right="0.3cm" draw:shadow="hidden" draw:shadow-offset-x="0.25cm" draw:shadow-offset-y="-0.25cm" draw:shadow-color="#43c330" draw:shadow-opacity="70%" style:protect="position"/>
    </style:style>
    <style:style style:name="gr9" style:family="graphic" style:parent-style-name="standard">
      <style:graphic-properties draw:stroke="solid" svg:stroke-width="0.1cm" svg:stroke-color="#000000" draw:fill="gradient" draw:fill-color="#92e285" draw:fill-gradient-name="Gradient_20_34" draw:textarea-horizontal-align="center" draw:textarea-vertical-align="middle" draw:fit-to-size="true" fo:padding-top="0.175cm" fo:padding-bottom="0.175cm" fo:padding-left="0.3cm" fo:padding-right="0.3cm" draw:shadow="hidden" draw:shadow-offset-x="0.25cm" draw:shadow-offset-y="-0.25cm" draw:shadow-color="#92e285" draw:shadow-opacity="70%" style:protect="position"/>
    </style:style>
    <style:style style:name="gr10" style:family="graphic" style:parent-style-name="standard">
      <style:graphic-properties draw:stroke="solid" svg:stroke-width="0.1cm" svg:stroke-color="#000000" draw:fill="gradient" draw:fill-color="#92e285" draw:fill-gradient-name="Gradient_20_25" draw:textarea-horizontal-align="center" draw:textarea-vertical-align="middle" draw:fit-to-size="true" fo:padding-top="0.175cm" fo:padding-bottom="0.175cm" fo:padding-left="0.3cm" fo:padding-right="0.3cm" draw:shadow="hidden" draw:shadow-offset-x="0.25cm" draw:shadow-offset-y="-0.25cm" draw:shadow-color="#92e285" draw:shadow-opacity="70%" style:protect="position"/>
    </style:style>
    <style:style style:name="gr11" style:family="graphic" style:parent-style-name="standard">
      <style:graphic-properties draw:stroke="solid" svg:stroke-width="0.1cm" svg:stroke-color="#000000" draw:fill="gradient" draw:fill-color="#92e285" draw:fill-gradient-name="Gradient_20_26" draw:textarea-horizontal-align="center" draw:textarea-vertical-align="middle" draw:fit-to-size="true" fo:padding-top="0.175cm" fo:padding-bottom="0.175cm" fo:padding-left="0.3cm" fo:padding-right="0.3cm" draw:shadow="hidden" draw:shadow-offset-x="0.25cm" draw:shadow-offset-y="-0.25cm" draw:shadow-color="#92e285" draw:shadow-opacity="70%" style:protect="position"/>
    </style:style>
    <style:style style:name="gr12" style:family="graphic" style:parent-style-name="standard">
      <style:graphic-properties draw:stroke="solid" svg:stroke-width="0.1cm" svg:stroke-color="#000000" draw:fill="gradient" draw:fill-color="#92e285" draw:fill-gradient-name="Gradient_20_27" draw:textarea-horizontal-align="center" draw:textarea-vertical-align="middle" draw:fit-to-size="true" fo:padding-top="0.175cm" fo:padding-bottom="0.175cm" fo:padding-left="0.3cm" fo:padding-right="0.3cm" draw:shadow="hidden" draw:shadow-offset-x="0.25cm" draw:shadow-offset-y="-0.25cm" draw:shadow-color="#92e285" draw:shadow-opacity="70%" style:protect="position"/>
    </style:style>
    <style:style style:name="gr13" style:family="graphic">
      <style:graphic-properties style:protect="size"/>
    </style:style>
    <style:style style:name="pr1" style:family="presentation" style:parent-style-name="Alapértelmezet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T1" style:family="text">
      <style:text-properties fo:font-size="0pt" fo:font-weight="0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>
        <draw:g draw:name="TableHierarchyDiagram561-GroupShape">
          <draw:rect draw:name="TableHierarchyDiagram561-RectangleShape0" draw:style-name="gr1" draw:text-style-name="P1" draw:layer="layout" svg:width="23.707cm" svg:height="18.961cm" svg:x="1.213cm" svg:y="1.35cm">
            <text:p><text:span text:style-name="T1">ColorMode:25:Style:25</text:span></text:p>
          </draw:rect>
          <draw:rect draw:name="TableHierarchyDiagram561-RectangleShape1" draw:style-name="gr2" draw:text-style-name="P1" xml:id="id1" draw:id="id1" draw:layer="layout" svg:width="23.454cm" svg:height="4.49cm" svg:x="1.213cm" svg:y="1.35cm" draw:corner-radius="0.5cm">
            <text:p><text:span text:style-name="T2"><text:s/></text:span></text:p>
          </draw:rect>
          <draw:rect draw:name="TableHierarchyDiagram561-RectangleShape2" draw:style-name="gr3" draw:text-style-name="P1" xml:id="id2" draw:id="id2" draw:layer="layout" svg:width="17.528cm" svg:height="4.49cm" svg:x="1.213cm" svg:y="6.09cm" draw:corner-radius="0.5cm">
            <text:p><text:span text:style-name="T2"><text:s/></text:span></text:p>
          </draw:rect>
          <draw:connector draw:name="TableHierarchyDiagram561-ConnectorShape2" draw:style-name="gr4" draw:text-style-name="P1" draw:layer="layout" svg:x1="12.94cm" svg:y1="5.84cm" svg:x2="9.977cm" svg:y2="6.09cm" draw:start-shape="id1" draw:start-glue-point="2" draw:end-shape="id2" draw:end-glue-point="0" svg:d="m12940 5840v125h-2963v125">
            <text:p/>
          </draw:connector>
          <draw:rect draw:name="TableHierarchyDiagram561-RectangleShape4" draw:style-name="gr5" draw:text-style-name="P1" xml:id="id3" draw:id="id3" draw:layer="layout" svg:width="5.676cm" svg:height="4.49cm" svg:x="18.991cm" svg:y="6.09cm" draw:corner-radius="0.5cm">
            <text:p><text:span text:style-name="T2"><text:s/></text:span></text:p>
          </draw:rect>
          <draw:connector draw:name="TableHierarchyDiagram561-ConnectorShape4" draw:style-name="gr4" draw:text-style-name="P1" draw:layer="layout" svg:x1="12.94cm" svg:y1="5.84cm" svg:x2="21.829cm" svg:y2="6.09cm" draw:start-shape="id1" draw:start-glue-point="2" draw:end-shape="id3" draw:end-glue-point="0" svg:d="m12940 5840v125h8889v125">
            <text:p/>
          </draw:connector>
          <draw:rect draw:name="TableHierarchyDiagram561-RectangleShape5" draw:style-name="gr6" draw:text-style-name="P1" xml:id="id4" draw:id="id4" draw:layer="layout" svg:width="11.602cm" svg:height="4.49cm" svg:x="1.213cm" svg:y="10.83cm" draw:corner-radius="0.5cm">
            <text:p><text:span text:style-name="T2"><text:s/></text:span></text:p>
          </draw:rect>
          <draw:connector draw:name="TableHierarchyDiagram561-ConnectorShape5" draw:style-name="gr4" draw:text-style-name="P1" draw:layer="layout" svg:x1="18.741cm" svg:y1="8.335cm" svg:x2="1.213cm" svg:y2="13.075cm" draw:start-shape="id2" draw:start-glue-point="1" draw:end-shape="id4" draw:end-glue-point="3" svg:d="m18741 8335h550v-2795h-18628v7535h550">
            <text:p/>
          </draw:connector>
          <draw:rect draw:name="TableHierarchyDiagram561-RectangleShape6" draw:style-name="gr7" draw:text-style-name="P1" xml:id="id5" draw:id="id5" draw:layer="layout" svg:width="5.676cm" svg:height="4.49cm" svg:x="13.065cm" svg:y="10.83cm" draw:corner-radius="0.5cm">
            <text:p><text:span text:style-name="T2"><text:s/></text:span></text:p>
          </draw:rect>
          <draw:connector draw:name="TableHierarchyDiagram561-ConnectorShape6" draw:style-name="gr4" draw:text-style-name="P1" draw:layer="layout" svg:x1="18.741cm" svg:y1="8.335cm" svg:x2="13.065cm" svg:y2="13.075cm" draw:start-shape="id2" draw:start-glue-point="1" draw:end-shape="id5" draw:end-glue-point="3" svg:d="m18741 8335h550v-2795h-18628v7535h12402">
            <text:p/>
          </draw:connector>
          <draw:rect draw:name="TableHierarchyDiagram561-RectangleShape7" draw:style-name="gr8" draw:text-style-name="P1" xml:id="id6" draw:id="id6" draw:layer="layout" svg:width="5.676cm" svg:height="4.49cm" svg:x="18.991cm" svg:y="10.83cm" draw:corner-radius="0.5cm">
            <text:p><text:span text:style-name="T2"><text:s/></text:span></text:p>
          </draw:rect>
          <draw:connector draw:name="TableHierarchyDiagram561-ConnectorShape7" draw:style-name="gr4" draw:text-style-name="P1" draw:layer="layout" svg:x1="24.667cm" svg:y1="8.335cm" svg:x2="18.991cm" svg:y2="13.075cm" draw:start-shape="id3" draw:start-glue-point="1" draw:end-shape="id6" draw:end-glue-point="3" svg:d="m24667 8335h550v-2795h-6776v7535h550">
            <text:p/>
          </draw:connector>
          <draw:rect draw:name="TableHierarchyDiagram561-RectangleShape9" draw:style-name="gr9" draw:text-style-name="P1" xml:id="id7" draw:id="id7" draw:layer="layout" svg:width="5.676cm" svg:height="4.49cm" svg:x="1.213cm" svg:y="15.57cm" draw:corner-radius="0.5cm">
            <text:p><text:span text:style-name="T2"><text:s/></text:span></text:p>
          </draw:rect>
          <draw:connector draw:name="TableHierarchyDiagram561-ConnectorShape9" draw:style-name="gr4" draw:text-style-name="P1" draw:layer="layout" svg:x1="12.815cm" svg:y1="13.075cm" svg:x2="1.213cm" svg:y2="17.815cm" draw:start-shape="id4" draw:start-glue-point="1" draw:end-shape="id7" draw:end-glue-point="3" svg:d="m12815 13075h550v-2795h-12702v7535h550">
            <text:p/>
          </draw:connector>
          <draw:rect draw:name="TableHierarchyDiagram561-RectangleShape10" draw:style-name="gr10" draw:text-style-name="P1" xml:id="id8" draw:id="id8" draw:layer="layout" svg:width="5.676cm" svg:height="4.49cm" svg:x="7.139cm" svg:y="15.57cm" draw:corner-radius="0.5cm">
            <text:p><text:span text:style-name="T2"><text:s/></text:span></text:p>
          </draw:rect>
          <draw:connector draw:name="TableHierarchyDiagram561-ConnectorShape10" draw:style-name="gr4" draw:text-style-name="P1" draw:layer="layout" svg:x1="12.815cm" svg:y1="13.075cm" svg:x2="7.139cm" svg:y2="17.815cm" draw:start-shape="id4" draw:start-glue-point="1" draw:end-shape="id8" draw:end-glue-point="3" svg:d="m12815 13075h550v-2795h-12702v7535h6476">
            <text:p/>
          </draw:connector>
          <draw:rect draw:name="TableHierarchyDiagram561-RectangleShape11" draw:style-name="gr11" draw:text-style-name="P1" xml:id="id9" draw:id="id9" draw:layer="layout" svg:width="5.676cm" svg:height="4.49cm" svg:x="13.065cm" svg:y="15.57cm" draw:corner-radius="0.5cm">
            <text:p><text:span text:style-name="T2"><text:s/></text:span></text:p>
          </draw:rect>
          <draw:connector draw:name="TableHierarchyDiagram561-ConnectorShape11" draw:style-name="gr4" draw:text-style-name="P1" draw:layer="layout" svg:x1="18.741cm" svg:y1="13.075cm" svg:x2="13.065cm" svg:y2="17.815cm" draw:start-shape="id5" draw:start-glue-point="1" draw:end-shape="id9" draw:end-glue-point="3" svg:d="m18741 13075h550v-2795h-6776v7535h550">
            <text:p/>
          </draw:connector>
          <draw:rect draw:name="TableHierarchyDiagram561-RectangleShape12" draw:style-name="gr12" draw:text-style-name="P1" xml:id="id10" draw:id="id10" draw:layer="layout" svg:width="5.676cm" svg:height="4.49cm" svg:x="18.991cm" svg:y="15.57cm" draw:corner-radius="0.5cm">
            <text:p><text:span text:style-name="T2"><text:s/></text:span></text:p>
          </draw:rect>
          <draw:connector draw:name="TableHierarchyDiagram561-ConnectorShape12" draw:style-name="gr4" draw:text-style-name="P1" draw:layer="layout" svg:x1="24.667cm" svg:y1="13.075cm" svg:x2="18.991cm" svg:y2="17.815cm" draw:start-shape="id6" draw:start-glue-point="1" draw:end-shape="id10" draw:end-glue-point="3" svg:d="m24667 13075h550v-2795h-6776v7535h550">
            <text:p/>
          </draw:connector>
        </draw:g>
        <presentation:notes draw:style-name="dp2">
          <draw:page-thumbnail draw:style-name="gr13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25" draw:display-name="Gradient 25" draw:style="linear" draw:start-color="#805024" draw:end-color="#5c2d0a" draw:start-intensity="100%" draw:end-intensity="100%" draw:angle="0" draw:border="0%"/>
    <draw:gradient draw:name="Gradient_20_26" draw:display-name="Gradient 26" draw:style="linear" draw:start-color="#805024" draw:end-color="#5c2d0a" draw:start-intensity="100%" draw:end-intensity="100%" draw:angle="0" draw:border="0%"/>
    <draw:gradient draw:name="Gradient_20_27" draw:display-name="Gradient 27" draw:style="linear" draw:start-color="#805024" draw:end-color="#5c2d0a" draw:start-intensity="100%" draw:end-intensity="100%" draw:angle="0" draw:border="0%"/>
    <draw:gradient draw:name="Gradient_20_28" draw:display-name="Gradient 28" draw:style="linear" draw:start-color="#ecba74" draw:end-color="#c89659" draw:start-intensity="100%" draw:end-intensity="100%" draw:angle="0" draw:border="0%"/>
    <draw:gradient draw:name="Gradient_20_29" draw:display-name="Gradient 29" draw:style="linear" draw:start-color="#c89659" draw:end-color="#a4733f" draw:start-intensity="100%" draw:end-intensity="100%" draw:angle="0" draw:border="0%"/>
    <draw:gradient draw:name="Gradient_20_30" draw:display-name="Gradient 30" draw:style="linear" draw:start-color="#c89659" draw:end-color="#a4733f" draw:start-intensity="100%" draw:end-intensity="100%" draw:angle="0" draw:border="0%"/>
    <draw:gradient draw:name="Gradient_20_31" draw:display-name="Gradient 31" draw:style="linear" draw:start-color="#a4733f" draw:end-color="#805024" draw:start-intensity="100%" draw:end-intensity="100%" draw:angle="0" draw:border="0%"/>
    <draw:gradient draw:name="Gradient_20_32" draw:display-name="Gradient 32" draw:style="linear" draw:start-color="#a4733f" draw:end-color="#805024" draw:start-intensity="100%" draw:end-intensity="100%" draw:angle="0" draw:border="0%"/>
    <draw:gradient draw:name="Gradient_20_33" draw:display-name="Gradient 33" draw:style="linear" draw:start-color="#a4733f" draw:end-color="#805024" draw:start-intensity="100%" draw:end-intensity="100%" draw:angle="0" draw:border="0%"/>
    <draw:gradient draw:name="Gradient_20_34" draw:display-name="Gradient 34" draw:style="linear" draw:start-color="#805024" draw:end-color="#5c2d0a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shrink-to-fit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top="0cm" fo:margin-bottom="0.4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top="0cm" fo:margin-bottom="0.3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top="0cm" fo:margin-bottom="0.2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top="0cm" fo:margin-bottom="0.1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top="0cm" fo:margin-bottom="0.1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top="0cm" fo:margin-bottom="0.1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top="0cm" fo:margin-bottom="0.1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top="0cm" fo:margin-bottom="0.1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szám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apértelmezett" style:page-layout-name="PM1" draw:style-name="Mdp1">
      <draw:frame presentation:style-name="Alapértelmezett-title" draw:layer="backgroundobjects" svg:width="25.199cm" svg:height="3.506cm" svg:x="1.4cm" svg:y="0.837cm" presentation:class="title" presentation:placeholder="true">
        <draw:text-box/>
      </draw:frame>
      <draw:frame presentation:style-name="Alapértelmezet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szám&gt;</text:page-number></text:p>
        </draw:text-box>
      </draw:frame>
      <presentation:notes style:page-layout-name="PM0">
        <draw:page-thumbnail presentation:style-name="Alapértelmezett-title" draw:layer="backgroundobjects" svg:width="14.848cm" svg:height="11.135cm" svg:x="3.075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szám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9-17T21:24:51</meta:creation-date>
    <meta:editing-duration>PT1S</meta:editing-duration>
    <meta:editing-cycles>2</meta:editing-cycles>
    <dc:date>2012-09-17T21:40:02</dc:date>
    <meta:document-statistic meta:object-count="44"/>
    <meta:generator>LibreOffice/3.3$Linux LibreOffice_project/330m19$Build-401</meta:generator>
  </office:meta>
</office:document-meta>
</file>